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000000206FED1EFBC2EA19F35.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 style:family="paragraph" style:parent-style-name="Table_20_Contents">
      <style:paragraph-properties fo:margin-top="0.275cm" fo:margin-bottom="0.353cm" style:contextual-spacing="false" fo:text-align="center" style:justify-single-word="false"/>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25b8b33" style:font-size-asian="12pt" style:font-weight-asian="normal" style:font-name-complex="Calibri3" style:font-size-complex="12pt" style:font-weight-complex="normal"/>
    </style:style>
    <style:style style:name="P13"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42b575" officeooo:paragraph-rsid="0342b575" style:font-size-asian="12pt" style:font-weight-asian="normal" style:font-name-complex="Calibri3" style:font-size-complex="12pt" style:font-weight-complex="normal"/>
    </style:style>
    <style:style style:name="P14"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365f041" style:font-size-asian="12pt" style:font-weight-asian="normal" style:font-name-complex="Calibri3" style:font-size-complex="12pt" style:font-weight-complex="normal"/>
    </style:style>
    <style:style style:name="P1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16" style:family="paragraph" style:parent-style-name="Standard">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Calibri1" fo:font-size="10pt" fo:language="gl" fo:country="ES" fo:font-style="normal" fo:font-weight="normal" officeooo:rsid="033ea38c" officeooo:paragraph-rsid="033f0eeb" style:font-size-asian="10pt" style:font-style-asian="normal" style:font-weight-asian="normal" style:font-name-complex="Calibri3" style:font-size-complex="10pt" style:font-style-complex="normal" style:font-weight-complex="normal"/>
    </style:style>
    <style:style style:name="P17"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 style:family="paragraph" style:parent-style-name="Table_20_Contents">
      <style:paragraph-properties fo:margin-top="0cm" fo:margin-bottom="0cm" style:contextual-spacing="false" fo:text-align="start" style:justify-single-word="false"/>
      <style:text-properties fo:color="#000000" loext:opacity="100%" style:text-outline="false" style:text-line-through-style="none" style:text-line-through-type="none" style:font-name="Liberation Sans" fo:font-size="6pt" fo:language="gl" fo:country="ES" fo:font-style="normal" fo:text-shadow="none" style:text-underline-style="none" fo:font-weight="normal" officeooo:rsid="02ffe75d" officeooo:paragraph-rsid="02ffe75d" style:font-size-asian="5.25pt" style:font-style-asian="normal" style:font-weight-asian="normal" style:font-name-complex="Calibri3" style:font-size-complex="6pt" style:font-style-complex="normal" style:font-weight-complex="normal" style:text-overline-style="none" style:text-overline-color="font-color"/>
    </style:style>
    <style:style style:name="P19" style:family="paragraph" style:parent-style-name="Text_20_body">
      <style:paragraph-properties fo:break-before="auto" fo:break-after="auto"/>
      <style:text-properties fo:font-size="2pt" style:font-size-asian="1.75pt" style:font-size-complex="2pt"/>
    </style:style>
    <style:style style:name="P20" style:family="paragraph" style:parent-style-name="Text_20_body" style:master-page-name="">
      <style:paragraph-properties fo:text-align="start" style:justify-single-word="false" style:page-number="auto" fo:break-before="auto" fo:break-after="auto"/>
    </style:style>
    <style:style style:name="P21" style:family="paragraph" style:parent-style-name="Heading_20_1">
      <style:text-properties fo:font-weight="bold" style:font-weight-asian="bold" style:font-weight-complex="bold"/>
    </style:style>
    <style:style style:name="P22" style:family="paragraph" style:parent-style-name="Standard">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2pt" fo:language="gl" fo:country="ES" fo:font-style="normal" fo:font-weight="normal" officeooo:rsid="028e042d" officeooo:paragraph-rsid="02b31e25" style:font-size-asian="1.75pt" style:font-style-asian="normal" style:font-weight-asian="normal" style:font-name-complex="Calibri3" style:font-size-complex="2pt" style:font-style-complex="normal" style:font-weight-complex="normal"/>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819a63" officeooo:paragraph-rsid="02819a63" style:font-size-asian="12pt" style:font-weight-asian="normal" style:font-name-complex="Calibri3" style:font-size-complex="12pt" style:font-weight-complex="normal"/>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8b6498" officeooo:paragraph-rsid="028b6498" style:font-size-asian="12pt" style:font-weight-asian="normal" style:font-name-complex="Calibri3"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303eba3" style:font-size-asian="12pt" style:font-weight-asian="normal" style:font-name-complex="Calibri3"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700742" officeooo:paragraph-rsid="03700742" style:font-size-asian="12pt" style:font-weight-asian="normal" style:font-name-complex="Calibri3"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33be7" officeooo:paragraph-rsid="03612f8f" style:font-size-asian="12pt" style:font-weight-asian="normal" style:font-name-complex="Calibri3"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3eba3" officeooo:paragraph-rsid="0303eba3" style:font-size-asian="12pt" style:font-weight-asian="normal" style:font-name-complex="Calibri3"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4c344" officeooo:paragraph-rsid="0304c344" style:font-size-asian="12pt" style:font-weight-asian="normal" style:font-name-complex="Calibri3"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309ff8c" style:font-size-asian="12pt" style:font-weight-asian="normal" style:font-name-complex="Calibri3"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3612f8f" style:font-size-asian="12pt" style:font-weight-asian="normal" style:font-name-complex="Calibri3"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32c94eb" style:font-size-asian="12pt" style:font-weight-asian="normal" style:font-name-complex="Calibri3"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69de0" officeooo:paragraph-rsid="03469de0" style:font-size-asian="12pt" style:font-weight-asian="normal" style:font-name-complex="Calibri3"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67e623" officeooo:paragraph-rsid="0367e623" style:font-size-asian="12pt" style:font-weight-asian="normal" style:font-name-complex="Calibri3"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d8d76" officeooo:paragraph-rsid="035f7544" style:font-size-asian="12pt" style:font-weight-asian="normal" style:font-name-complex="Calibri3"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3637a73" style:font-size-asian="12pt" style:font-weight-asian="normal" style:font-name-complex="Calibri3"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3"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310ef92" style:font-size-asian="12pt" style:font-weight-asian="normal" style:font-name-complex="Calibri3"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3645369" style:font-size-asian="12pt" style:font-weight-asian="normal" style:font-name-complex="Calibri3"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10ef92" officeooo:paragraph-rsid="0310ef92" style:font-size-asian="12pt" style:font-weight-asian="normal" style:font-name-complex="Calibri3"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2b93f10" style:font-size-asian="12pt" style:font-weight-asian="normal" style:font-name-complex="Calibri3"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42b575" officeooo:paragraph-rsid="02b93f10" style:font-size-asian="12pt" style:font-weight-asian="normal" style:font-name-complex="Calibri3"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42b575" officeooo:paragraph-rsid="034d37d7" style:font-size-asian="12pt" style:font-weight-asian="normal" style:font-name-complex="Calibri3"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42b575" officeooo:paragraph-rsid="034eab35" style:font-size-asian="12pt" style:font-weight-asian="normal" style:font-name-complex="Calibri3"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df324c" officeooo:paragraph-rsid="034eab35" style:font-size-asian="12pt" style:font-weight-asian="normal" style:font-name-complex="Calibri3"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5404ff" officeooo:paragraph-rsid="0365e788" style:font-size-asian="12pt" style:font-weight-asian="normal" style:font-name-complex="Calibri3"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2pt" fo:language="gl" fo:country="ES" fo:font-weight="normal" officeooo:rsid="01d4aaa9" officeooo:paragraph-rsid="0309ff8c" style:font-size-asian="1.75pt" style:font-weight-asian="normal" style:font-name-complex="Calibri3" style:font-size-complex="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a3773"/>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a3773"/>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35c472"/>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cb762"/>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19dd8"/>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2c94eb"/>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56"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314bf62" officeooo:paragraph-rsid="032cb762"/>
    </style:style>
    <style:style style:name="P57"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033be7" style:font-size-asian="10pt" style:font-weight-asian="normal" style:font-name-complex="Calibri3" style:font-size-complex="10pt" style:font-weight-complex="normal"/>
    </style:style>
    <style:style style:name="P58"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2c352f" style:font-size-asian="10pt" style:font-weight-asian="normal" style:font-name-complex="Calibri3" style:font-size-complex="10pt" style:font-weight-complex="normal"/>
    </style:style>
    <style:style style:name="P59"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12cb27" style:font-size-asian="10pt" style:font-weight-asian="normal" style:font-name-complex="Calibri3" style:font-size-complex="10pt" style:font-weight-complex="normal"/>
    </style:style>
    <style:style style:name="P60"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033be7" style:font-size-asian="10pt" style:font-weight-asian="normal" style:font-name-complex="Calibri3" style:font-size-complex="10pt" style:font-weight-complex="normal"/>
    </style:style>
    <style:style style:name="P61"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2c352f" style:font-size-asian="10pt" style:font-weight-asian="normal" style:font-name-complex="Calibri3" style:font-size-complex="10pt" style:font-weight-complex="normal"/>
    </style:style>
    <style:style style:name="P62"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12cb27" style:font-size-asian="10pt" style:font-weight-asian="normal" style:font-name-complex="Calibri3" style:font-size-complex="10pt" style:font-weight-complex="normal"/>
    </style:style>
    <style:style style:name="P63"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weight="normal" officeooo:rsid="02819a63" officeooo:paragraph-rsid="02b31e25" style:font-size-asian="10pt" style:font-weight-asian="normal" style:font-name-complex="Calibri3" style:font-size-complex="10pt" style:font-weight-complex="normal"/>
    </style:style>
    <style:style style:name="P64"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style="normal" fo:font-weight="normal" officeooo:rsid="028e042d" officeooo:paragraph-rsid="02b31e25" style:font-size-asian="10pt" style:font-style-asian="normal" style:font-weight-asian="normal" style:font-name-complex="Calibri3" style:font-size-complex="10pt" style:font-style-complex="normal" style:font-weight-complex="normal"/>
    </style:style>
    <style:style style:name="P6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6a64f" style:font-size-asian="10pt" style:font-weight-asian="normal" style:font-name-complex="Calibri3" style:font-size-complex="10pt" style:font-weight-complex="normal"/>
    </style:style>
    <style:style style:name="P6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7995a" style:font-size-asian="10pt" style:font-weight-asian="normal" style:font-name-complex="Calibri3" style:font-size-complex="10pt" style:font-weight-complex="normal"/>
    </style:style>
    <style:style style:name="P6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add7b2" style:font-size-asian="10pt" style:font-weight-asian="normal" style:font-name-complex="Calibri3" style:font-size-complex="10pt" style:font-weight-complex="normal"/>
    </style:style>
    <style:style style:name="P6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b0da69" style:font-size-asian="10pt" style:font-weight-asian="normal" style:font-name-complex="Calibri3" style:font-size-complex="10pt" style:font-weight-complex="normal"/>
    </style:style>
    <style:style style:name="P6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958e0" style:font-size-asian="10pt" style:font-weight-asian="normal" style:font-name-complex="Calibri3" style:font-size-complex="10pt" style:font-weight-complex="normal"/>
    </style:style>
    <style:style style:name="P7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47d732" style:font-size-asian="10pt" style:font-weight-asian="normal" style:font-name-complex="Calibri3" style:font-size-complex="10pt" style:font-weight-complex="normal"/>
    </style:style>
    <style:style style:name="P7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2cb27" style:font-size-asian="10pt" style:font-weight-asian="normal" style:font-name-complex="Calibri3" style:font-size-complex="10pt" style:font-weight-complex="normal"/>
    </style:style>
    <style:style style:name="P7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41ee0" style:font-size-asian="10pt" style:font-weight-asian="normal" style:font-name-complex="Calibri3" style:font-size-complex="10pt" style:font-weight-complex="normal"/>
    </style:style>
    <style:style style:name="P7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2c352f" style:font-size-asian="10pt" style:font-weight-asian="normal" style:font-name-complex="Calibri3" style:font-size-complex="10pt" style:font-weight-complex="normal"/>
    </style:style>
    <style:style style:name="P7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5923c3" style:font-size-asian="10pt" style:font-weight-asian="normal" style:font-name-complex="Calibri3" style:font-size-complex="10pt" style:font-weight-complex="normal"/>
    </style:style>
    <style:style style:name="P7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312cb27" style:font-size-asian="10pt" style:font-weight-asian="normal" style:font-name-complex="Calibri3" style:font-size-complex="10pt" style:font-weight-complex="normal"/>
    </style:style>
    <style:style style:name="P7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51747" officeooo:paragraph-rsid="0312cb27" style:font-size-asian="10pt" style:font-style-asian="normal" style:font-weight-asian="normal" style:font-name-complex="Calibri3" style:font-size-complex="10pt" style:font-style-complex="normal" style:font-weight-complex="normal"/>
    </style:style>
    <style:style style:name="P7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316047e" officeooo:paragraph-rsid="0348b263" style:font-size-asian="10pt" style:font-size-complex="10pt"/>
    </style:style>
    <style:style style:name="P7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32cb762" style:font-size-asian="8pt" style:font-style-asian="normal" style:font-weight-asian="normal" style:font-name-complex="Calibri3" style:font-size-complex="8pt" style:font-style-complex="normal" style:font-weight-complex="normal"/>
    </style:style>
    <style:style style:name="P7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5a9ec3"/>
    </style:style>
    <style:style style:name="P8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3f0eeb"/>
    </style:style>
    <style:style style:name="P8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3485dc9"/>
    </style:style>
    <style:style style:name="P8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1" fo:font-size="2pt" fo:language="gl" fo:country="ES" fo:font-weight="normal" officeooo:rsid="030d8d76" officeooo:paragraph-rsid="0322994c" style:font-size-asian="1.75pt" style:font-weight-asian="normal" style:font-name-complex="Calibri3" style:font-size-complex="2pt" style:font-weight-complex="normal"/>
    </style:style>
    <style:style style:name="P8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8pt" fo:language="gl" fo:country="ES" fo:font-style="normal" fo:font-weight="normal" officeooo:rsid="02aa9837" officeooo:paragraph-rsid="02ba5570" style:font-size-asian="8pt" style:font-style-asian="normal" style:font-weight-asian="normal" style:font-name-complex="Calibri3" style:font-size-complex="8pt" style:font-style-complex="normal" style:font-weight-complex="normal"/>
    </style:style>
    <style:style style:name="P8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officeooo:rsid="028e8cb8" officeooo:paragraph-rsid="032c352f"/>
    </style:style>
    <style:style style:name="P85"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2acdfe1" style:font-size-asian="10pt" style:font-weight-asian="normal" style:font-name-complex="Calibri3" style:font-size-complex="10pt" style:font-weight-complex="normal"/>
    </style:style>
    <style:style style:name="P86"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335c472"/>
    </style:style>
    <style:style style:name="P87"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32cb762"/>
    </style:style>
    <style:style style:name="P88"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3f0eeb"/>
    </style:style>
    <style:style style:name="P89"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5b89f6"/>
    </style:style>
    <style:style style:name="P90"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rsid="0316047e" officeooo:paragraph-rsid="035a9ec3"/>
    </style:style>
    <style:style style:name="P91"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3" style:font-size-complex="12pt" style:font-weight-complex="normal"/>
    </style:style>
    <style:style style:name="P92"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2pt" fo:language="gl" fo:country="ES" fo:font-weight="normal" officeooo:rsid="030f060f" officeooo:paragraph-rsid="030f060f" style:font-size-asian="1.75pt" style:font-weight-asian="normal" style:font-name-complex="Calibri3" style:font-size-complex="2pt" style:font-weight-complex="normal"/>
    </style:style>
    <style:style style:name="P9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9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9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9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9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367e623"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7e623" officeooo:paragraph-rsid="0367e623"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officeooo:paragraph-rsid="03175ffb" style:font-size-asian="10.5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list-style-name="L1">
      <style:paragraph-properties fo:margin-top="0cm" fo:margin-bottom="0cm" style:contextual-spacing="false" fo:line-height="100%" fo:text-align="start" style:justify-single-word="false"/>
      <style:text-properties officeooo:paragraph-rsid="02837e49"/>
    </style:style>
    <style:style style:name="P102"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3192abe"/>
    </style:style>
    <style:style style:name="P103" style:family="paragraph" style:parent-style-name="Table_20_Contents" style:list-style-name="L2">
      <loext:graphic-properties draw:fill="none"/>
      <style:paragraph-properties fo:margin-left="0.4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26dee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4" style:family="paragraph" style:parent-style-name="Table_20_Contents" style:list-style-name="L2">
      <loext:graphic-properties draw:fill="none"/>
      <style:paragraph-properties fo:margin-left="0.4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5"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26dee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6"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26dee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7"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32f5e6"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8"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2a4c09c"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9"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32f5e6"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0" style:family="paragraph">
      <loext:graphic-properties draw:fill="none" draw:fill-color="#ffffff"/>
    </style:style>
    <style:style style:name="P111" style:family="paragraph">
      <loext:graphic-properties draw:fill="none" draw:fill-color="#ffffff"/>
      <style:paragraph-properties style:writing-mode="lr-tb"/>
    </style:style>
    <style:style style:name="P112" style:family="paragraph">
      <style:paragraph-properties fo:margin-left="0.4cm" fo:margin-right="0.3cm" fo:text-align="justify" fo:text-indent="0cm"/>
    </style:style>
    <style:style style:name="P113"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2" style:font-name-complex="Liberation Sans1"/>
    </style:style>
    <style:style style:name="P114"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style>
    <style:style style:name="T3" style:family="text">
      <style:text-properties fo:color="#000000" loext:opacity="100%" style:font-name="Calibri1" fo:font-size="12pt" fo:language="gl" fo:country="ES" fo:font-weight="normal" style:font-size-asian="12pt" style:font-weight-asian="normal" style:font-name-complex="Calibri3" style:font-size-complex="12pt" style:font-weight-complex="normal"/>
    </style:style>
    <style:style style:name="T4" style:family="text">
      <style:text-properties fo:color="#000000" loext:opacity="100%" style:font-name="Calibri1" fo:font-size="12pt" fo:language="gl" fo:country="ES" fo:font-weight="normal" officeooo:rsid="028662bb" style:font-size-asian="12pt" style:font-weight-asian="normal" style:font-name-complex="Calibri3" style:font-size-complex="12pt" style:font-weight-complex="normal"/>
    </style:style>
    <style:style style:name="T5" style:family="text">
      <style:text-properties fo:color="#000000" loext:opacity="100%" style:font-name="Calibri1" fo:font-size="12pt" fo:language="gl" fo:country="ES" fo:font-weight="normal" officeooo:rsid="02b784a8" style:font-size-asian="12pt" style:font-weight-asian="normal" style:font-name-complex="Calibri3" style:font-size-complex="12pt" style:font-weight-complex="normal"/>
    </style:style>
    <style:style style:name="T6" style:family="text">
      <style:text-properties fo:color="#000000" loext:opacity="100%" style:font-name="Calibri1" fo:font-size="12pt" fo:language="gl" fo:country="ES" fo:font-weight="normal" officeooo:rsid="01d4aaa9" style:font-size-asian="12pt" style:font-weight-asian="normal" style:font-name-complex="Calibri3" style:font-size-complex="12pt" style:font-weight-complex="normal"/>
    </style:style>
    <style:style style:name="T7" style:family="text">
      <style:text-properties fo:color="#000000" loext:opacity="100%" style:font-name="Calibri1" fo:font-size="12pt" fo:language="gl" fo:country="ES" fo:font-weight="normal" officeooo:rsid="0309ff8c" style:font-size-asian="12pt" style:font-weight-asian="normal" style:font-name-complex="Calibri3" style:font-size-complex="12pt" style:font-weight-complex="normal"/>
    </style:style>
    <style:style style:name="T8" style:family="text">
      <style:text-properties fo:color="#000000" loext:opacity="100%" style:font-name="Calibri1" fo:font-size="12pt" fo:language="gl" fo:country="ES" fo:font-weight="normal" officeooo:rsid="030f060f" style:font-size-asian="12pt" style:font-weight-asian="normal" style:font-name-complex="Calibri3" style:font-size-complex="12pt" style:font-weight-complex="normal"/>
    </style:style>
    <style:style style:name="T9" style:family="text">
      <style:text-properties fo:color="#000000" loext:opacity="100%" style:font-name="Calibri1" fo:font-size="12pt" fo:language="gl" fo:country="ES" fo:font-weight="normal" officeooo:rsid="032034c8" style:font-size-asian="12pt" style:font-weight-asian="normal" style:font-name-complex="Calibri3" style:font-size-complex="12pt" style:font-weight-complex="normal"/>
    </style:style>
    <style:style style:name="T10" style:family="text">
      <style:text-properties fo:color="#000000" loext:opacity="100%" style:font-name="Calibri1" fo:font-size="12pt" fo:language="gl" fo:country="ES" fo:font-weight="normal" officeooo:rsid="0324ef05" style:font-size-asian="12pt" style:font-weight-asian="normal" style:font-name-complex="Calibri3" style:font-size-complex="12pt" style:font-weight-complex="normal"/>
    </style:style>
    <style:style style:name="T11" style:family="text">
      <style:text-properties fo:color="#000000" loext:opacity="100%" style:font-name="Calibri1" fo:font-size="12pt" fo:language="gl" fo:country="ES" fo:font-weight="normal" officeooo:rsid="030d8d76" style:font-size-asian="12pt" style:font-weight-asian="normal" style:font-name-complex="Calibri3" style:font-size-complex="12pt" style:font-weight-complex="normal"/>
    </style:style>
    <style:style style:name="T12" style:family="text">
      <style:text-properties fo:color="#000000" loext:opacity="100%" style:font-name="Calibri1" fo:font-size="12pt" fo:language="gl" fo:country="ES" fo:font-weight="normal" officeooo:rsid="032a3773" style:font-size-asian="12pt" style:font-weight-asian="normal" style:font-name-complex="Calibri3" style:font-size-complex="12pt" style:font-weight-complex="normal"/>
    </style:style>
    <style:style style:name="T13" style:family="text">
      <style:text-properties fo:color="#000000" loext:opacity="100%" style:font-name="Calibri1" fo:font-size="12pt" fo:language="gl" fo:country="ES" fo:font-weight="normal" officeooo:rsid="032c94eb" style:font-size-asian="12pt" style:font-weight-asian="normal" style:font-name-complex="Calibri3" style:font-size-complex="12pt" style:font-weight-complex="normal"/>
    </style:style>
    <style:style style:name="T14" style:family="text">
      <style:text-properties fo:color="#000000" loext:opacity="100%" style:font-name="Calibri1" fo:font-size="12pt" fo:language="gl" fo:country="ES" fo:font-weight="normal" officeooo:rsid="032322ed" style:font-size-asian="12pt" style:font-weight-asian="normal" style:font-name-complex="Calibri3" style:font-size-complex="12pt" style:font-weight-complex="normal"/>
    </style:style>
    <style:style style:name="T15" style:family="text">
      <style:text-properties fo:color="#000000" loext:opacity="100%" style:font-name="Calibri1" fo:font-size="12pt" fo:language="gl" fo:country="ES" fo:font-weight="normal" officeooo:rsid="032cb762" style:font-size-asian="12pt" style:font-weight-asian="normal" style:font-name-complex="Calibri3" style:font-size-complex="12pt" style:font-weight-complex="normal"/>
    </style:style>
    <style:style style:name="T16" style:family="text">
      <style:text-properties fo:color="#000000" loext:opacity="100%" style:font-name="Calibri1" fo:font-size="12pt" fo:language="gl" fo:country="ES" fo:font-weight="normal" officeooo:rsid="032e48e8" style:font-size-asian="12pt" style:font-weight-asian="normal" style:font-name-complex="Calibri3" style:font-size-complex="12pt" style:font-weight-complex="normal"/>
    </style:style>
    <style:style style:name="T17" style:family="text">
      <style:text-properties fo:color="#000000" loext:opacity="100%" style:font-name="Calibri1" fo:font-size="12pt" fo:language="gl" fo:country="ES" fo:font-weight="normal" officeooo:rsid="032f9fd6" style:font-size-asian="12pt" style:font-weight-asian="normal" style:font-name-complex="Calibri3" style:font-size-complex="12pt" style:font-weight-complex="normal"/>
    </style:style>
    <style:style style:name="T18" style:family="text">
      <style:text-properties fo:color="#000000" loext:opacity="100%" style:font-name="Calibri1" fo:font-size="12pt" fo:language="gl" fo:country="ES" fo:font-weight="normal" officeooo:rsid="033ae539" style:font-size-asian="12pt" style:font-weight-asian="normal" style:font-name-complex="Calibri3" style:font-size-complex="12pt" style:font-weight-complex="normal"/>
    </style:style>
    <style:style style:name="T19" style:family="text">
      <style:text-properties fo:color="#000000" loext:opacity="100%" style:font-name="Calibri1" fo:font-size="12pt" fo:language="gl" fo:country="ES" fo:font-weight="normal" officeooo:rsid="033f0eeb" style:font-size-asian="12pt" style:font-weight-asian="normal" style:font-name-complex="Calibri3" style:font-size-complex="12pt" style:font-weight-complex="normal"/>
    </style:style>
    <style:style style:name="T20" style:family="text">
      <style:text-properties fo:color="#000000" loext:opacity="100%" style:font-name="Calibri1" fo:font-size="12pt" fo:language="gl" fo:country="ES" fo:font-weight="normal" officeooo:rsid="0347d732" style:font-size-asian="12pt" style:font-weight-asian="normal" style:font-name-complex="Calibri3" style:font-size-complex="12pt" style:font-weight-complex="normal"/>
    </style:style>
    <style:style style:name="T21" style:family="text">
      <style:text-properties fo:color="#000000" loext:opacity="100%" style:font-name="Calibri1" fo:font-size="12pt" fo:language="gl" fo:country="ES" fo:font-weight="normal" officeooo:rsid="036ca790" style:font-size-asian="12pt" style:font-weight-asian="normal" style:font-name-complex="Calibri3" style:font-size-complex="12pt" style:font-weight-complex="normal"/>
    </style:style>
    <style:style style:name="T2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0.5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837e49" style:font-size-asian="10.5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style:font-size-asian="10.5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d62e9" style:font-size-asian="10.5pt" style:font-style-asian="normal" style:font-weight-asian="normal" style:font-size-complex="12pt" style:font-style-complex="normal" style:font-weight-complex="normal" style:text-overline-style="none" style:text-overline-color="font-color"/>
    </style:style>
    <style:style style:name="T26" style:family="text">
      <style:text-properties fo:color="#000000" loext:opacity="100%" style:font-name="FreeMono" fo:font-size="8pt" fo:language="gl" fo:country="ES" fo:font-weight="normal" officeooo:rsid="028d1722" style:font-size-asian="8pt" style:font-weight-asian="normal" style:font-name-complex="Calibri3" style:font-size-complex="8pt" style:font-weight-complex="normal"/>
    </style:style>
    <style:style style:name="T27"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3" style:font-size-complex="8pt" style:font-style-complex="normal" style:font-weight-complex="normal"/>
    </style:style>
    <style:style style:name="T28" style:family="text">
      <style:text-properties fo:color="#000000" loext:opacity="100%" style:font-name="FreeMono" fo:font-size="8pt" fo:language="gl" fo:country="ES" fo:font-style="normal" fo:font-weight="normal" officeooo:rsid="03212eb8" style:font-size-asian="8pt" style:font-style-asian="normal" style:font-weight-asian="normal" style:font-name-complex="Calibri3" style:font-size-complex="8pt" style:font-style-complex="normal" style:font-weight-complex="normal"/>
    </style:style>
    <style:style style:name="T29"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3" style:font-size-complex="8pt" style:font-style-complex="normal" style:font-weight-complex="normal"/>
    </style:style>
    <style:style style:name="T30" style:family="text">
      <style:text-properties fo:color="#000000" loext:opacity="100%" style:font-name="FreeMono" fo:font-size="10pt" fo:language="gl" fo:country="ES" fo:font-weight="normal" style:font-size-asian="10pt" style:font-weight-asian="normal" style:font-name-complex="Calibri3" style:font-size-complex="10pt" style:font-weight-complex="normal"/>
    </style:style>
    <style:style style:name="T31" style:family="text">
      <style:text-properties fo:color="#000000" loext:opacity="100%" style:font-name="FreeMono" fo:font-size="10pt" fo:language="gl" fo:country="ES" fo:font-weight="normal" officeooo:rsid="02819a63" style:font-size-asian="10pt" style:font-weight-asian="normal" style:font-name-complex="Calibri3" style:font-size-complex="10pt" style:font-weight-complex="normal"/>
    </style:style>
    <style:style style:name="T32" style:family="text">
      <style:text-properties fo:color="#000000" loext:opacity="100%" style:font-name="FreeMono" fo:font-size="10pt" fo:language="gl" fo:country="ES" fo:font-weight="normal" officeooo:rsid="028d1722" style:font-size-asian="10pt" style:font-weight-asian="normal" style:font-name-complex="Calibri3" style:font-size-complex="10pt" style:font-weight-complex="normal"/>
    </style:style>
    <style:style style:name="T33" style:family="text">
      <style:text-properties fo:color="#000000" loext:opacity="100%" style:font-name="FreeMono" fo:font-size="10pt" fo:language="gl" fo:country="ES" fo:font-style="normal" fo:font-weight="normal" officeooo:rsid="03212eb8" style:font-size-asian="10pt" style:font-style-asian="normal" style:font-weight-asian="normal" style:font-name-complex="Calibri3" style:font-size-complex="10pt" style:font-style-complex="normal" style:font-weight-complex="normal"/>
    </style:style>
    <style:style style:name="T34" style:family="text">
      <style:text-properties fo:color="#000000" loext:opacity="100%" style:font-name="FreeMono" fo:font-size="10pt" fo:language="gl" fo:country="ES" fo:font-style="normal" fo:font-weight="normal" officeooo:rsid="02ab4c9e" style:font-size-asian="10pt" style:font-style-asian="normal" style:font-weight-asian="normal" style:font-name-complex="Calibri3" style:font-size-complex="10pt" style:font-style-complex="normal" style:font-weight-complex="normal"/>
    </style:style>
    <style:style style:name="T35"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3" style:font-size-complex="10pt" style:font-style-complex="normal" style:font-weight-complex="normal"/>
    </style:style>
    <style:style style:name="T36" style:family="text">
      <style:text-properties fo:color="#000000" loext:opacity="100%" style:text-line-through-style="none" style:text-line-through-type="none" style:font-name="Calibri1" fo:font-size="12pt" fo:language="gl" fo:country="ES" fo:font-weight="normal" officeooo:rsid="030d8d76" style:font-size-asian="12pt" style:font-weight-asian="normal" style:font-name-complex="Calibri3" style:font-size-complex="12pt" style:font-weight-complex="normal"/>
    </style:style>
    <style:style style:name="T37" style:family="text">
      <style:text-properties fo:color="#000000" loext:opacity="100%" officeooo:rsid="027c7f6f"/>
    </style:style>
    <style:style style:name="T38" style:family="text">
      <style:text-properties fo:color="#000000" loext:opacity="100%" officeooo:rsid="035c5945"/>
    </style:style>
    <style:style style:name="T39" style:family="text">
      <style:text-properties fo:color="#000000" loext:opacity="100%" officeooo:rsid="02fac58b"/>
    </style:style>
    <style:style style:name="T40" style:family="text">
      <style:text-properties fo:color="#000000" loext:opacity="100%" style:text-position="sub 58%" style:font-name="Calibri1" fo:font-size="12pt" fo:language="gl" fo:country="ES" fo:font-weight="bold" officeooo:rsid="03619dd8" style:font-size-asian="12pt" style:font-weight-asian="bold" style:font-name-complex="Calibri3" style:font-size-complex="12pt" style:font-weight-complex="bold"/>
    </style:style>
    <style:style style:name="T41" style:family="text">
      <style:text-properties fo:font-weight="normal" style:font-weight-asian="normal" style:font-weight-complex="normal"/>
    </style:style>
    <style:style style:name="T42" style:family="text">
      <style:text-properties fo:font-weight="normal" officeooo:rsid="013c0135" style:font-weight-asian="normal" style:font-weight-complex="normal"/>
    </style:style>
    <style:style style:name="T43"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44" style:family="text">
      <style:text-properties fo:font-style="normal" style:font-style-asian="normal" style:font-style-complex="normal"/>
    </style:style>
    <style:style style:name="T45" style:family="text">
      <style:text-properties fo:font-style="normal" officeooo:rsid="028d1722" style:font-style-asian="normal" style:font-style-complex="normal"/>
    </style:style>
    <style:style style:name="T46" style:family="text">
      <style:text-properties fo:font-style="normal" officeooo:rsid="02a51747" style:font-style-asian="normal" style:font-style-complex="normal"/>
    </style:style>
    <style:style style:name="T47" style:family="text">
      <style:text-properties fo:font-style="normal" officeooo:rsid="02a84713" style:font-style-asian="normal" style:font-style-complex="normal"/>
    </style:style>
    <style:style style:name="T48" style:family="text">
      <style:text-properties fo:font-style="normal" officeooo:rsid="02aa9837" style:font-style-asian="normal" style:font-style-complex="normal"/>
    </style:style>
    <style:style style:name="T49" style:family="text">
      <style:text-properties fo:font-style="normal" officeooo:rsid="02add7b2" style:font-style-asian="normal" style:font-style-complex="normal"/>
    </style:style>
    <style:style style:name="T50" style:family="text">
      <style:text-properties fo:font-style="normal" officeooo:rsid="02b0da69" style:font-style-asian="normal" style:font-style-complex="normal"/>
    </style:style>
    <style:style style:name="T51" style:family="text">
      <style:text-properties fo:font-style="normal" officeooo:rsid="028e042d" style:font-style-asian="normal" style:font-style-complex="normal"/>
    </style:style>
    <style:style style:name="T52" style:family="text">
      <style:text-properties fo:font-style="normal" officeooo:rsid="02aa3c26" style:font-style-asian="normal" style:font-style-complex="normal"/>
    </style:style>
    <style:style style:name="T53" style:family="text">
      <style:text-properties fo:font-style="normal" officeooo:rsid="02ab4c9e" style:font-style-asian="normal" style:font-style-complex="normal"/>
    </style:style>
    <style:style style:name="T54" style:family="text">
      <style:text-properties fo:font-style="normal" officeooo:rsid="033a86ef" style:font-style-asian="normal" style:font-style-complex="normal"/>
    </style:style>
    <style:style style:name="T55" style:family="text">
      <style:text-properties fo:font-style="normal" officeooo:rsid="033ae539" style:font-style-asian="normal" style:font-style-complex="normal"/>
    </style:style>
    <style:style style:name="T56" style:family="text">
      <style:text-properties fo:font-style="normal" officeooo:rsid="0343af68" style:font-style-asian="normal" style:font-style-complex="normal"/>
    </style:style>
    <style:style style:name="T57" style:family="text">
      <style:text-properties fo:font-style="normal" officeooo:rsid="035d1706" style:font-style-asian="normal" style:font-style-complex="normal"/>
    </style:style>
    <style:style style:name="T58" style:family="text">
      <style:text-properties officeooo:rsid="027c7f6f"/>
    </style:style>
    <style:style style:name="T59" style:family="text">
      <style:text-properties officeooo:rsid="028d1722"/>
    </style:style>
    <style:style style:name="T60" style:family="text">
      <style:text-properties fo:font-size="8pt" officeooo:rsid="028d1722" style:font-size-asian="8pt" style:font-size-complex="8pt"/>
    </style:style>
    <style:style style:name="T61" style:family="text">
      <style:text-properties fo:font-size="8pt" fo:font-style="normal" style:font-size-asian="8pt" style:font-style-asian="normal" style:font-size-complex="8pt" style:font-style-complex="normal"/>
    </style:style>
    <style:style style:name="T62" style:family="text">
      <style:text-properties fo:font-size="8pt" fo:font-style="normal" officeooo:rsid="028d1722" style:font-size-asian="8pt" style:font-style-asian="normal" style:font-size-complex="8pt" style:font-style-complex="normal"/>
    </style:style>
    <style:style style:name="T63" style:family="text">
      <style:text-properties fo:font-size="8pt" fo:font-style="normal" officeooo:rsid="02a51747" style:font-size-asian="8pt" style:font-style-asian="normal" style:font-size-complex="8pt" style:font-style-complex="normal"/>
    </style:style>
    <style:style style:name="T64" style:family="text">
      <style:text-properties fo:font-size="8pt" fo:font-style="normal" officeooo:rsid="02a84713" style:font-size-asian="8pt" style:font-style-asian="normal" style:font-size-complex="8pt" style:font-style-complex="normal"/>
    </style:style>
    <style:style style:name="T65" style:family="text">
      <style:text-properties fo:font-size="8pt" fo:font-style="normal" officeooo:rsid="02aa3c26" style:font-size-asian="8pt" style:font-style-asian="normal" style:font-size-complex="8pt" style:font-style-complex="normal"/>
    </style:style>
    <style:style style:name="T66" style:family="text">
      <style:text-properties fo:font-size="8pt" fo:font-style="normal" officeooo:rsid="02aa9837" style:font-size-asian="8pt" style:font-style-asian="normal" style:font-size-complex="8pt" style:font-style-complex="normal"/>
    </style:style>
    <style:style style:name="T67" style:family="text">
      <style:text-properties fo:font-size="8pt" fo:font-style="normal" officeooo:rsid="02aace4b" style:font-size-asian="8pt" style:font-style-asian="normal" style:font-size-complex="8pt" style:font-style-complex="normal"/>
    </style:style>
    <style:style style:name="T68" style:family="text">
      <style:text-properties fo:font-size="8pt" fo:font-style="normal" officeooo:rsid="02ab4c9e" style:font-size-asian="8pt" style:font-style-asian="normal" style:font-size-complex="8pt" style:font-style-complex="normal"/>
    </style:style>
    <style:style style:name="T69" style:family="text">
      <style:text-properties fo:font-size="8pt" fo:font-style="normal" officeooo:rsid="02add7b2" style:font-size-asian="8pt" style:font-style-asian="normal" style:font-size-complex="8pt" style:font-style-complex="normal"/>
    </style:style>
    <style:style style:name="T70" style:family="text">
      <style:text-properties fo:font-size="8pt" fo:font-style="normal" officeooo:rsid="028e042d" style:font-size-asian="8pt" style:font-style-asian="normal" style:font-size-complex="8pt" style:font-style-complex="normal"/>
    </style:style>
    <style:style style:name="T71" style:family="text">
      <style:text-properties fo:font-size="8pt" fo:font-style="normal" officeooo:rsid="030576fd" style:font-size-asian="8pt" style:font-style-asian="normal" style:font-size-complex="8pt" style:font-style-complex="normal"/>
    </style:style>
    <style:style style:name="T72" style:family="text">
      <style:text-properties fo:font-size="8pt" fo:font-style="normal" officeooo:rsid="0314bf62" style:font-size-asian="8pt" style:font-style-asian="normal" style:font-size-complex="8pt" style:font-style-complex="normal"/>
    </style:style>
    <style:style style:name="T73" style:family="text">
      <style:text-properties fo:font-size="8pt" fo:font-style="normal" officeooo:rsid="03299267" style:font-size-asian="8pt" style:font-style-asian="normal" style:font-size-complex="8pt" style:font-style-complex="normal"/>
    </style:style>
    <style:style style:name="T74" style:family="text">
      <style:text-properties fo:font-size="8pt" fo:font-style="normal" officeooo:rsid="033a86ef" style:font-size-asian="8pt" style:font-style-asian="normal" style:font-size-complex="8pt" style:font-style-complex="normal"/>
    </style:style>
    <style:style style:name="T75" style:family="text">
      <style:text-properties fo:font-size="8pt" fo:font-style="normal" officeooo:rsid="033ae539" style:font-size-asian="8pt" style:font-style-asian="normal" style:font-size-complex="8pt" style:font-style-complex="normal"/>
    </style:style>
    <style:style style:name="T76" style:family="text">
      <style:text-properties fo:font-size="8pt" fo:font-style="normal" officeooo:rsid="0347d732" style:font-size-asian="8pt" style:font-style-asian="normal" style:font-size-complex="8pt" style:font-style-complex="normal"/>
    </style:style>
    <style:style style:name="T77" style:family="text">
      <style:text-properties fo:font-size="8pt" fo:language="gl" fo:country="ES" fo:font-style="normal" officeooo:rsid="03485dc9" style:font-size-asian="8pt" style:font-style-asian="normal" style:font-weight-asian="normal" style:font-name-complex="Calibri3" style:font-size-complex="8pt" style:font-style-complex="normal" style:font-weight-complex="normal"/>
    </style:style>
    <style:style style:name="T78" style:family="text">
      <style:text-properties fo:font-size="8pt" fo:language="gl" fo:country="ES" fo:font-style="normal" officeooo:rsid="0348b263" style:font-size-asian="8pt" style:font-style-asian="normal" style:font-weight-asian="normal" style:font-name-complex="Calibri3" style:font-size-complex="8pt" style:font-style-complex="normal" style:font-weight-complex="normal"/>
    </style:style>
    <style:style style:name="T79" style:family="text">
      <style:text-properties officeooo:rsid="02b01885"/>
    </style:style>
    <style:style style:name="T80" style:family="text">
      <style:text-properties fo:font-variant="normal" fo:text-transform="none" fo:letter-spacing="normal" fo:font-style="normal"/>
    </style:style>
    <style:style style:name="T81" style:family="text">
      <style:text-properties fo:font-variant="normal" fo:text-transform="none" fo:letter-spacing="normal" fo:font-style="normal" officeooo:rsid="0342b575"/>
    </style:style>
    <style:style style:name="T82" style:family="text">
      <style:text-properties fo:font-variant="normal" fo:text-transform="none" fo:letter-spacing="normal" fo:font-style="normal" officeooo:rsid="02ea8fff"/>
    </style:style>
    <style:style style:name="T83" style:family="text">
      <style:text-properties fo:font-variant="normal" fo:text-transform="none" fo:letter-spacing="normal" fo:font-style="normal" officeooo:rsid="034eab35"/>
    </style:style>
    <style:style style:name="T84" style:family="text">
      <style:text-properties fo:font-variant="normal" fo:text-transform="none" fo:letter-spacing="normal" fo:font-style="normal" officeooo:rsid="03505e21"/>
    </style:style>
    <style:style style:name="T85" style:family="text">
      <style:text-properties fo:font-variant="normal" fo:text-transform="none" style:font-name="FreeMono" fo:font-size="10pt" fo:letter-spacing="normal" fo:font-style="normal" officeooo:rsid="034b70db" style:font-size-asian="10pt" style:font-size-complex="10pt"/>
    </style:style>
    <style:style style:name="T86" style:family="text">
      <style:text-properties fo:font-variant="normal" fo:text-transform="none" style:text-position="sub 58%" fo:letter-spacing="normal" fo:font-style="normal" fo:font-weight="bold" officeooo:rsid="0365e788" style:font-weight-asian="bold" style:font-weight-complex="bold"/>
    </style:style>
    <style:style style:name="T87" style:family="text">
      <style:text-properties officeooo:rsid="02fbe9c9"/>
    </style:style>
    <style:style style:name="T88" style:family="text">
      <style:text-properties officeooo:rsid="027d5781" style:font-size-asian="10.5pt"/>
    </style:style>
    <style:style style:name="T89" style:family="text">
      <style:text-properties officeooo:rsid="02fdedd4" style:font-size-asian="10.5pt"/>
    </style:style>
    <style:style style:name="T90" style:family="text">
      <style:text-properties officeooo:rsid="027d5781"/>
    </style:style>
    <style:style style:name="T91" style:family="text">
      <style:text-properties officeooo:rsid="02a104fa"/>
    </style:style>
    <style:style style:name="T92" style:family="text">
      <style:text-properties officeooo:rsid="02dd0a0f"/>
    </style:style>
    <style:style style:name="T93" style:family="text">
      <style:text-properties officeooo:rsid="02d8955e"/>
    </style:style>
    <style:style style:name="T94" style:family="text">
      <style:text-properties officeooo:rsid="02fdedd4"/>
    </style:style>
    <style:style style:name="T95" style:family="text">
      <style:text-properties officeooo:rsid="02bea79e"/>
    </style:style>
    <style:style style:name="T96" style:family="text">
      <style:text-properties officeooo:rsid="02ffe75d"/>
    </style:style>
    <style:style style:name="T97" style:family="text">
      <style:text-properties officeooo:rsid="0303eba3"/>
    </style:style>
    <style:style style:name="T98" style:family="text">
      <style:text-properties fo:font-size="18pt" officeooo:rsid="01d4aaa9" style:font-size-asian="18pt" style:font-size-complex="18pt"/>
    </style:style>
    <style:style style:name="T99" style:family="text">
      <style:text-properties officeooo:rsid="01d4aaa9"/>
    </style:style>
    <style:style style:name="T100" style:family="text">
      <style:text-properties officeooo:rsid="0310ef92"/>
    </style:style>
    <style:style style:name="T101" style:family="text">
      <style:text-properties officeooo:rsid="0312cb27"/>
    </style:style>
    <style:style style:name="T102" style:family="text">
      <style:text-properties officeooo:rsid="0326dee8"/>
    </style:style>
    <style:style style:name="T103" style:family="text">
      <style:text-properties officeooo:rsid="0327d576"/>
    </style:style>
    <style:style style:name="T104" style:family="text">
      <style:text-properties officeooo:rsid="0328302e"/>
    </style:style>
    <style:style style:name="T105" style:family="text">
      <style:text-properties officeooo:rsid="032d62e9"/>
    </style:style>
    <style:style style:name="T106" style:family="text">
      <style:text-properties style:font-name="Liberation Sans" fo:font-size="12pt" style:font-size-asian="12pt" style:font-size-complex="12pt"/>
    </style:style>
    <style:style style:name="T107" style:family="text">
      <style:text-properties fo:font-size="10pt" fo:language="gl" fo:country="ES" fo:font-style="normal" officeooo:rsid="03212eb8" style:font-size-asian="10pt" style:font-style-asian="normal" style:font-weight-asian="normal" style:font-name-complex="Calibri3" style:font-size-complex="10pt" style:font-style-complex="normal" style:font-weight-complex="normal"/>
    </style:style>
    <style:style style:name="T108" style:family="text">
      <style:text-properties fo:font-size="10pt" fo:language="gl" fo:country="ES" fo:font-style="normal" officeooo:rsid="033e21bb" style:font-size-asian="10pt" style:font-style-asian="normal" style:font-weight-asian="normal" style:font-name-complex="Calibri3" style:font-size-complex="10pt" style:font-style-complex="normal" style:font-weight-complex="normal"/>
    </style:style>
    <style:style style:name="T109" style:family="text">
      <style:text-properties fo:font-size="10pt" fo:language="gl" fo:country="ES" fo:font-style="normal" officeooo:rsid="033e58d3" style:font-size-asian="10pt" style:font-style-asian="normal" style:font-weight-asian="normal" style:font-name-complex="Calibri3" style:font-size-complex="10pt" style:font-style-complex="normal" style:font-weight-complex="normal"/>
    </style:style>
    <style:style style:name="T110" style:family="text">
      <style:text-properties fo:font-size="10pt" fo:language="gl" fo:country="ES" fo:font-style="normal" officeooo:rsid="033ea38c" style:font-size-asian="10pt" style:font-style-asian="normal" style:font-weight-asian="normal" style:font-name-complex="Calibri3" style:font-size-complex="10pt" style:font-style-complex="normal" style:font-weight-complex="normal"/>
    </style:style>
    <style:style style:name="T111" style:family="text">
      <style:text-properties fo:font-size="10pt" fo:language="gl" fo:country="ES" fo:font-style="normal" officeooo:rsid="03485dc9" style:font-size-asian="10pt" style:font-style-asian="normal" style:font-weight-asian="normal" style:font-name-complex="Calibri3" style:font-size-complex="10pt" style:font-style-complex="normal" style:font-weight-complex="normal"/>
    </style:style>
    <style:style style:name="T112" style:family="text">
      <style:text-properties fo:font-size="10pt" fo:language="gl" fo:country="ES" fo:font-style="normal" officeooo:rsid="035ea7fe" style:font-size-asian="10pt" style:font-style-asian="normal" style:font-weight-asian="normal" style:font-name-complex="Calibri3" style:font-size-complex="10pt" style:font-style-complex="normal" style:font-weight-complex="normal"/>
    </style:style>
    <style:style style:name="T113" style:family="text">
      <style:text-properties officeooo:rsid="0342b575"/>
    </style:style>
    <style:style style:name="T114" style:family="text">
      <style:text-properties officeooo:rsid="02ba5570"/>
    </style:style>
    <style:style style:name="T115" style:family="text">
      <style:text-properties fo:language="gl" fo:country="ES" fo:font-style="normal" officeooo:rsid="03212eb8" style:font-style-asian="normal" style:font-weight-asian="normal" style:font-name-complex="Calibri3" style:font-style-complex="normal" style:font-weight-complex="normal"/>
    </style:style>
    <style:style style:name="T116" style:family="text">
      <style:text-properties fo:language="gl" fo:country="ES" fo:font-style="normal" officeooo:rsid="033e21bb" style:font-style-asian="normal" style:font-weight-asian="normal" style:font-name-complex="Calibri3" style:font-style-complex="normal" style:font-weight-complex="normal"/>
    </style:style>
    <style:style style:name="T117" style:family="text">
      <style:text-properties fo:language="gl" fo:country="ES" fo:font-style="normal" officeooo:rsid="03485dc9" style:font-style-asian="normal" style:font-weight-asian="normal" style:font-name-complex="Calibri3" style:font-style-complex="normal" style:font-weight-complex="normal"/>
    </style:style>
    <style:style style:name="T118" style:family="text">
      <style:text-properties fo:language="gl" fo:country="ES" fo:font-style="normal" officeooo:rsid="0348b263" style:font-style-asian="normal" style:font-weight-asian="normal" style:font-name-complex="Calibri3" style:font-style-complex="normal" style:font-weight-complex="normal"/>
    </style:style>
    <style:style style:name="T119" style:family="text">
      <style:text-properties officeooo:rsid="034b70db"/>
    </style:style>
    <style:style style:name="T120" style:family="text">
      <style:text-properties style:font-name="FreeMono" fo:font-size="10pt" officeooo:rsid="034b70db" style:font-size-asian="10pt" style:font-size-complex="10pt"/>
    </style:style>
    <style:style style:name="T121" style:family="text">
      <style:text-properties officeooo:rsid="034d37d7"/>
    </style:style>
    <style:style style:name="T122" style:family="text">
      <style:text-properties officeooo:rsid="034eab35"/>
    </style:style>
    <style:style style:name="T123" style:family="text">
      <style:text-properties officeooo:rsid="0351c183"/>
    </style:style>
    <style:style style:name="T124" style:family="text">
      <style:text-properties officeooo:rsid="03523ec9"/>
    </style:style>
    <style:style style:name="T125" style:family="text">
      <style:text-properties style:font-name="Calibri1" fo:font-style="normal" officeooo:rsid="035923c3" style:font-style-asian="normal" style:font-style-complex="normal"/>
    </style:style>
    <style:style style:name="T126" style:family="text">
      <style:text-properties style:font-name="Calibri1" fo:font-style="normal" officeooo:rsid="033ae539" style:font-style-asian="normal" style:font-style-complex="normal"/>
    </style:style>
    <style:style style:name="T127" style:family="text">
      <style:text-properties style:font-name="Calibri1" fo:font-size="10pt" fo:language="gl" fo:country="ES" fo:font-style="normal" officeooo:rsid="035923c3" style:font-size-asian="10pt" style:font-style-asian="normal" style:font-weight-asian="normal" style:font-name-complex="Calibri3" style:font-size-complex="10pt" style:font-style-complex="normal" style:font-weight-complex="normal"/>
    </style:style>
    <style:style style:name="T128" style:family="text">
      <style:text-properties style:font-name="Calibri1" fo:font-size="10pt" fo:language="gl" fo:country="ES" fo:font-style="normal" officeooo:rsid="033ae539" style:font-size-asian="10pt" style:font-style-asian="normal" style:font-weight-asian="normal" style:font-name-complex="Calibri3" style:font-size-complex="10pt" style:font-style-complex="normal" style:font-weight-complex="normal"/>
    </style:style>
    <style:style style:name="T129" style:family="text">
      <style:text-properties officeooo:rsid="035f073a"/>
    </style:style>
    <style:style style:name="T130" style:family="text">
      <style:text-properties style:text-position="sub 58%" fo:font-weight="bold" officeooo:rsid="03612f8f" style:font-weight-asian="bold" style:font-weight-complex="bold"/>
    </style:style>
    <style:style style:name="T131" style:family="text">
      <style:text-properties style:text-position="sub 58%" fo:font-weight="bold" officeooo:rsid="03637a73" style:font-weight-asian="bold" style:font-weight-complex="bold"/>
    </style:style>
    <style:style style:name="T132" style:family="text">
      <style:text-properties style:text-position="sub 58%" fo:font-weight="bold" officeooo:rsid="03645369" style:font-weight-asian="bold" style:font-weight-complex="bold"/>
    </style:style>
    <style:style style:name="T133" style:family="text">
      <style:text-properties style:text-position="sub 58%" fo:font-weight="bold" officeooo:rsid="0365f041" style:font-weight-asian="bold" style:font-weight-complex="bold"/>
    </style:style>
    <style:style style:name="T134" style:family="text">
      <style:text-properties officeooo:rsid="0368ce30"/>
    </style:style>
    <style:style style:name="T135" style:family="text">
      <style:text-properties officeooo:rsid="03700742"/>
    </style:style>
    <style:style style:name="T136" style:family="text">
      <style:text-properties officeooo:rsid="03723c57"/>
    </style:style>
    <style:style style:name="T137" style:family="text">
      <style:text-properties officeooo:rsid="03736c5e"/>
    </style:style>
    <style:style style:name="T138" style:family="text">
      <style:text-properties fo:color="#000000" loext:opacity="100%" style:font-name="Liberation Sans1" fo:font-size="12pt" fo:language="gl" fo:country="ES" fo:font-weight="bold" style:font-name-asian="Calibri2" style:font-size-asian="12pt" style:font-weight-asian="bold" style:font-name-complex="Liberation Sans1" style:font-weight-complex="bold"/>
    </style:style>
    <style:style style:name="T139" style:family="text">
      <style:text-properties fo:color="#000000" loext:opacity="100%" style:font-name="Liberation Sans1" fo:font-size="12pt" fo:language="gl" fo:country="ES" style:font-name-asian="Calibri2"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8"><text:span text:style-name="T2">TALLER </text:span><text:span text:style-name="T37">S</text:span><text:span text:style-name="T38">R</text:span><text:span text:style-name="T2"> – PRÁCTICA </text:span><text:span text:style-name="T39">1 – Servizo DHCP</text:span><text:span text:style-name="T58"> </text:span></text:p>
          </table:table-cell>
          <table:covered-table-cell/>
          <table:covered-table-cell/>
        </table:table-row>
        <table:table-row table:style-name="IntegrantesGrupo.2">
          <table:table-cell table:style-name="IntegrantesGrupo.A2" office:value-type="string">
            <text:p text:style-name="P9">NÚMERO DE GRUPO</text:p>
          </table:table-cell>
          <table:table-cell table:style-name="IntegrantesGrupo.B2" office:value-type="string">
            <text:p text:style-name="P10">FUNCIÓNS</text:p>
          </table:table-cell>
          <table:table-cell table:style-name="IntegrantesGrupo.C2" office:value-type="string">
            <text:p text:style-name="P11">Apelidos, Nome</text:p>
          </table:table-cell>
        </table:table-row>
        <table:table-row table:style-name="TableLine94600123724800">
          <table:table-cell table:style-name="IntegrantesGrupo.A5" table:number-rows-spanned="3" office:value-type="string">
            <text:p text:style-name="P3"><draw:custom-shape text:anchor-type="paragraph" draw:z-index="4" draw:name="Forma1" draw:style-name="gr4" draw:text-style-name="P114"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600123726672">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41"><text:s/>Responsable</text:span> <text:span text:style-name="T42">D</text:span><text:span text:style-name="T41">ocumentación:</text:span></text:p>
          </table:table-cell>
          <table:table-cell table:style-name="IntegrantesGrupo.C5">
            <text:p text:style-name="P6"/>
          </table:table-cell>
        </table:table-row>
      </table:table>
      <text:p text:style-name="P20"><draw:frame text:anchor-type="paragraph" draw:z-index="5" draw:name="Forma2" draw:style-name="gr3" draw:text-style-name="P113" svg:width="19.441cm" svg:height="4.451cm" svg:x="0.032cm" svg:y="9.53cm"><draw:text-box><text:p text:style-name="P112"><text:span text:style-name="T138">LIMITACIÓN DE RESPONSABILIDADE </text:span><text:span text:style-name="T139">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085cm" svg:width="19.507cm" svg:height="9.424cm" draw:z-index="10"><draw:image xlink:href="Pictures/100000000000043000000206FED1EFBC2EA19F35.bmp" xlink:type="simple" xlink:show="embed" xlink:actuate="onLoad" draw:mime-type="image/bmp"/></draw:frame></text:p>
      <text:p text:style-name="Text_20_body"/>
      <text:p text:style-name="Text_20_body"/>
      <text:p text:style-name="Text_20_body"/>
      <text:p text:style-name="Text_20_body"/>
      <text:p text:style-name="P19"/>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7">Práctica: <text:span text:style-name="T103">Servizo DHCP (isc-dhcp-</text:span><text:span text:style-name="T104">server</text:span><text:span text:style-name="T103">)</text:span></text:p>
          </table:table-cell>
        </table:table-row>
        <table:table-row table:style-name="Procedemento.2">
          <table:table-cell table:style-name="Procedemento.A2" office:value-type="string">
            <text:list xml:id="list2084445473" text:style-name="L1">
              <text:list-item>
                <text:p text:style-name="P93"><text:span text:style-name="T90">Portátil </text:span><text:span text:style-name="T91">sen acceso á rede </text:span><text:span text:style-name="T92">local</text:span></text:p>
              </text:list-item>
              <text:list-item>
                <text:p text:style-name="P94">Regleta</text:p>
              </text:list-item>
              <text:list-item>
                <text:p text:style-name="P95">Switch 5-Port Gigabit </text:p>
              </text:list-item>
              <text:list-item>
                <text:p text:style-name="P96"><text:span text:style-name="T88">U</text:span><text:span text:style-name="T89">SB Live amd64 Kali </text:span></text:p>
              </text:list-item>
              <text:list-item>
                <text:p text:style-name="P97"><text:span text:style-name="T93">Host</text:span><text:span text:style-name="T87">s alumnado</text:span></text:p>
              </text:list-item>
              <text:list-item>
                <text:p text:style-name="P98">Adaptadores USB-RJ45</text:p>
              </text:list-item>
              <text:list-item>
                <text:p text:style-name="P99">Cableado de rede, <text:span text:style-name="T124">conectores RJ-45</text:span> <text:span text:style-name="T123">e tester</text:span></text:p>
              </text:list-item>
              <text:list-item>
                <text:p text:style-name="P100">[<text:span text:style-name="T105">1</text:span>] <text:a xlink:type="simple" xlink:href="https://www.isc.org/dhcp/" text:style-name="Internet_20_link" text:visited-style-name="Visited_20_Internet_20_Link">ISC DHCP Server</text:a></text:p>
              </text:list-item>
              <text:list-item>
                <text:p text:style-name="P101"><text:span text:style-name="T23">[</text:span><text:span text:style-name="T25">2</text:span><text:span text:style-name="T24">] </text:span><text:a xlink:type="simple" xlink:href="https://debian-handbook.info/browse/es-ES/stable/sect.dhcp.html" text:style-name="Internet_20_link" text:visited-style-name="Visited_20_Internet_20_Link"><text:span text:style-name="T106">Debian Handbook - DHCP Server</text:span></text:a></text:p>
              </text:list-item>
              <text:list-item>
                <text:p text:style-name="P102"><text:span text:style-name="T24">[</text:span><text:span text:style-name="T25">3</text:span><text:span text:style-name="T22">] </text:span><text:a xlink:type="simple" xlink:href="https://www.fpgenred.es/DHCP/" text:style-name="Internet_20_link" text:visited-style-name="Visited_20_Internet_20_Link"><text:span text:style-name="T106">Titorial DHCP</text:span></text:a></text:p>
              </text:list-item>
            </text:list>
          </table:table-cell>
          <table:table-cell table:style-name="Procedemento.A2" office:value-type="string">
            <text:list xml:id="list2678668653" text:style-name="L2">
              <text:list-item>
                <text:p text:style-name="P103">Portátil: </text:p>
                <text:list>
                  <text:list-item>
                    <text:p text:style-name="P105"><text:span text:style-name="T95">A</text:span><text:span text:style-name="T94">rrancar co USB Live amd64 Kali</text:span></text:p>
                  </text:list-item>
                  <text:list-item>
                    <text:p text:style-name="P106">Indicar a MAC Address da NIC eth0 ao docente</text:p>
                  </text:list-item>
                  <text:list-item>
                    <text:p text:style-name="P106">Esperar a obter conexión na rede local e Internet</text:p>
                  </text:list-item>
                  <text:list-item>
                    <text:p text:style-name="P106">Instalar e configurar o servidor DHCP:</text:p>
                    <text:p text:style-name="P106">isc-dhcp-server</text:p>
                  </text:list-item>
                </text:list>
              </text:list-item>
              <text:list-item>
                <text:p text:style-name="P104">Conectar portátil e hosts <text:span text:style-name="T102">do</text:span> alumnado ao switch. </text:p>
              </text:list-item>
              <text:list-item>
                <text:p text:style-name="P104">Configurar a rede según o escenario.</text:p>
              </text:list-item>
              <text:list-item>
                <text:p text:style-name="P104">Hosts alumnado: <text:s/></text:p>
                <text:list>
                  <text:list-item>
                    <text:p text:style-name="P108">C<text:span text:style-name="T96">rear máquinas virtuais coa rede en modo “bridge” </text:span><text:span text:style-name="T102">e especificacións según escenario. </text:span></text:p>
                  </text:list-item>
                  <text:list-item>
                    <text:p text:style-name="P107">Arrancar máquina virtual </text:p>
                  </text:list-item>
                  <text:list-item>
                    <text:p text:style-name="P109"><text:span text:style-name="T102">Cliente DHCP: </text:span><text:span text:style-name="T96">Recibir a configuración de rede concedida polo servidor DHCP -</text:span><text:span text:style-name="T102">punto (</text:span><text:span text:style-name="T129">5.c</text:span><text:span text:style-name="T102">)-</text:span></text:p>
                  </text:list-item>
                </text:list>
              </text:list-item>
            </text:list>
            <text:p text:style-name="P18"/>
          </table:table-cell>
        </table:table-row>
      </table:table>
      <text:p text:style-name="P15"><text:soft-page-break/>Procedemento:<text:span text:style-name="T43"> </text:span></text:p>
      <text:list xml:id="list1180467820" text:style-name="L3">
        <text:list-item>
          <text:p text:style-name="P23">Portátil:</text:p>
          <text:list>
            <text:list-item>
              <text:p text:style-name="P24">Arrancar cun USB Live amd64 Kali GNU/Linux </text:p>
            </text:list-item>
            <text:list-item>
              <text:p text:style-name="P25"><text:s/><text:span text:style-name="T79">Conseguir acceso á rede local e a Internet. </text:span></text:p>
              <text:list>
                <text:list-item>
                  <text:p text:style-name="P26">Conectar o portátil á roseta da aula. (Solicitar un cable de rede ao docente)</text:p>
                </text:list-item>
                <text:list-item>
                  <text:p text:style-name="P25">Abrir unha consola e executar:</text:p>
                  <text:p text:style-name="P57">$ <text:span text:style-name="T59">setxkbmap es </text:span><text:span text:style-name="T60">#Configurar teclado en español</text:span></text:p>
                  <text:p text:style-name="P60">$ <text:span text:style-name="T45">sudo su - </text:span><text:span text:style-name="T62">#Acceder á consola de root(administrador) a través dos permisos configurados co comando sudo (/etc/sudoers, visudo)</text:span><text:span text:style-name="T45"> </text:span></text:p>
                  <text:list>
                    <text:list-item>
                      <text:list>
                        <text:list-item>
                          <text:list>
                            <text:list-header>
                              <text:p text:style-name="P65"><text:span text:style-name="T46"># </text:span><text:span text:style-name="T53">/etc/init.d/avahi-daemon stop</text:span><text:span text:style-name="T68"> #Parar o demo avahi-daemon(control resolución de nomes) para poder configurar de forma manual a configuración de rede e non ter conflicto con este demo.</text:span></text:p>
                              <text:p text:style-name="P65"><text:span text:style-name="T46"># </text:span><text:span text:style-name="T53">/etc/init.d/network-manager stop || pkill NetworkManager </text:span><text:span text:style-name="T68">#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66"><text:span text:style-name="T46"># ip link </text:span><text:span text:style-name="T47">show eth0</text:span><text:span text:style-name="T63"> #</text:span><text:span text:style-name="T64">Amosar info</text:span><text:span text:style-name="T65">rmación</text:span><text:span text:style-name="T64"> sobre a NIC eth0. </text:span><text:span text:style-name="T67">Identificar </text:span><text:span text:style-name="T68">a</text:span><text:span text:style-name="T66"> MAC Address </text:span><text:span text:style-name="T68">(link/ether)</text:span></text:p>
                            </text:list-header>
                          </text:list>
                        </text:list-item>
                      </text:list>
                    </text:list-item>
                  </text:list>
                </text:list-item>
                <text:list-item>
                  <text:p text:style-name="P27"><draw:frame text:anchor-type="paragraph" draw:z-index="6" draw:name="Forma3_0" draw:style-name="gr2" draw:text-style-name="P111" svg:width="0.477cm" svg:height="0.479cm" svg:x="3.785cm" svg:y="0.474cm"><draw:text-box><text:p><text:s/></text:p></draw:text-box></draw:frame>Anotar a MAC Address (link/ether) da NIC eth0 e avisar ao docente para a revisión <text:span text:style-name="T97">e copia de datos.</text:span><text:span text:style-name="T98"> <text:s text:c="4"/></text:span><text:span text:style-name="T130">1</text:span></text:p>
                </text:list-item>
                <text:list-item>
                  <text:p text:style-name="P28">Esperar a que o docente habilite o acceso á rede local e Internet para esa MAC Address.</text:p>
                </text:list-item>
                <text:list-item>
                  <text:p text:style-name="P29">Conseguir a configuración de rede para a NIC eth0, executando na consola:</text:p>
                  <text:list>
                    <text:list-item>
                      <text:list>
                        <text:list-item>
                          <text:list>
                            <text:list-header>
                              <text:p text:style-name="P85"><text:span text:style-name="T48"># </text:span><text:span text:style-name="T44">dhclient -v eth0</text:span><text:span text:style-name="T61"> #Solicitar configuración de rede para a NIC eth0. </text:span><text:span text:style-name="T69">Como agora temos a MAC Address </text:span><text:span text:style-name="T71">con permisos podemos </text:span><text:span text:style-name="T69">obter a configuración de rede </text:span><text:span text:style-name="T73">para o portátil</text:span><text:span text:style-name="T69">. </text:span></text:p>
                              <text:p text:style-name="P67"><text:span text:style-name="T46"># ip </text:span><text:span text:style-name="T49">addr</text:span><text:span text:style-name="T46"> </text:span><text:span text:style-name="T47">show eth0</text:span><text:span text:style-name="T63"> #</text:span><text:span text:style-name="T64">Amosar info</text:span><text:span text:style-name="T65">rmación</text:span><text:span text:style-name="T64"> sobre a NIC eth0. </text:span><text:span text:style-name="T66">Verificar </text:span><text:span text:style-name="T71">a configuración de rede <text:s/>paa a NIC eth0</text:span></text:p>
                              <text:p text:style-name="P68"><text:span text:style-name="T46"># </text:span><text:span text:style-name="T50">ping -c4 www.google.es</text:span><text:span text:style-name="T63"> #</text:span><text:span text:style-name="T66">Enviar 4 paquetes ICMP ECHO_REQUEST a www.google.es, solicitando 4 paquetes ICMP ECHO_RESPONSE, para verificar a conectividade de rede hacia Internet e ao servidor de google.</text:span></text:p>
                            </text:list-header>
                          </text:list>
                        </text:list-item>
                      </text:list>
                    </text:list-item>
                  </text:list>
                  <text:p text:style-name="P63"><text:span text:style-name="T70"><text:s text:c="2"/></text:span><text:span text:style-name="T51"># exit </text:span><text:span text:style-name="T70">#Saír da shell</text:span></text:p>
                  <text:p text:style-name="P64">$</text:p>
                </text:list-item>
              </text:list>
            </text:list-item>
            <text:list-item>
              <text:p text:style-name="P48"><text:span text:style-name="T12">I</text:span><text:span text:style-name="T3">nstalar e configurar un servidor DHCP </text:span><text:span text:style-name="T9">[</text:span><text:span text:style-name="T16">1</text:span><text:span text:style-name="T9">][</text:span><text:span text:style-name="T16">2</text:span><text:span text:style-name="T9">][</text:span><text:span text:style-name="T16">3</text:span><text:span text:style-name="T9">]</text:span><text:span text:style-name="T3">:</text:span></text:p>
              <text:list>
                <text:list-item>
                  <text:p text:style-name="P50"><text:span text:style-name="T3">Instalar o servidor DHCP isc-dhcp-server </text:span><text:span text:style-name="T9">[</text:span><text:span text:style-name="T16">3</text:span><text:span text:style-name="T9">]</text:span><text:span text:style-name="T3"> . Executar nunha consola:</text:span></text:p>
                  <text:p text:style-name="P58">$ <text:span text:style-name="T59">setxkbmap es </text:span><text:span text:style-name="T60">#Configurar teclado en español</text:span></text:p>
                  <text:p text:style-name="P61">$ <text:span text:style-name="T45">sudo su - </text:span><text:span text:style-name="T62">#Acceder á consola de root(administrador) a través dos permisos configurados co comando sudo (/etc/sudoers, visudo)</text:span><text:span text:style-name="T45"> </text:span></text:p>
                  <text:list>
                    <text:list-item>
                      <text:list>
                        <text:list-item>
                          <text:list>
                            <text:list-header>
                              <text:p text:style-name="P73"><text:span text:style-name="T46"># </text:span><text:span text:style-name="T53">apt update</text:span><text:span text:style-name="T68"> #Actualizar o listado de paquetes dos repositorios (/etc/apt/sources.list, <text:s/>/etc/apt/sources.list.d/) <text:s text:c="120"/></text:span></text:p>
                              <text:p text:style-name="P84"><text:span text:style-name="T33"># </text:span><text:span text:style-name="T34">apt -y install </text:span><text:span text:style-name="T33">isc-dhcp-server</text:span><text:span text:style-name="T34"> </text:span><text:span text:style-name="T27">#Instalar o paquete </text:span><text:span text:style-name="T28">isc-dhcp-server</text:span><text:span text:style-name="T27">, é dicir, instalar o </text:span><text:span text:style-name="T28">servidor DHCP isc-dhcp-server</text:span><text:span text:style-name="T27">. Co parámetro -y automaticamente asumimos yes a calquera pregunta que ocorra na instalación do paquete.</text:span></text:p>
                            </text:list-header>
                          </text:list>
                        </text:list-item>
                      </text:list>
                    </text:list-item>
                  </text:list>
                </text:list-item>
              </text:list>
            </text:list-item>
          </text:list>
        </text:list-item>
      </text:list>
      <text:p text:style-name="P22"/>
      <text:list xml:id="list232541577234454" text:continue-numbering="true" text:style-name="L3">
        <text:list-item>
          <text:p text:style-name="P30">Crear os latiguillos (cableado de rede) necesario para a realización da práctica:</text:p>
          <text:list>
            <text:list-item>
              <text:p text:style-name="P31"><draw:frame text:anchor-type="paragraph" draw:z-index="7" draw:name="Forma3_2" draw:style-name="gr1" draw:text-style-name="P110" svg:width="0.477cm" svg:height="0.479cm" svg:x="9.162cm" svg:y="-0.086cm"><draw:text-box><text:p/></draw:text-box></draw:frame>Solicitar o material necesario ao docente. <text:span text:style-name="T99"><text:s text:c="6"/></text:span><text:span text:style-name="T130">2</text:span></text:p>
            </text:list-item>
            <text:list-item>
              <text:p text:style-name="P30">Crear un 1 cable por cada compoñente do grupo. <text:span text:style-name="T135">(</text:span>Extensión do cable: 3m<text:span text:style-name="T135">)</text:span></text:p>
            </text:list-item>
            <text:list-item>
              <text:p text:style-name="P30">Comprobación do correcto funcionamento do cable mediante o tester.</text:p>
            </text:list-item>
            <text:list-item>
              <text:p text:style-name="P53"><draw:frame text:anchor-type="paragraph" draw:z-index="8" draw:name="Forma3_3" draw:style-name="gr1" draw:text-style-name="P110" svg:width="0.477cm" svg:height="0.479cm" svg:x="7.819cm" svg:y="-0.06cm"><draw:text-box><text:p/></draw:text-box></draw:frame><text:span text:style-name="T3">Avisar ao docente para a revisión. </text:span><text:span text:style-name="T6"><text:s text:c="6"/></text:span><text:span text:style-name="T40">3</text:span></text:p>
              <text:p text:style-name="P47"/>
            </text:list-item>
          </text:list>
        </text:list-item>
        <text:list-item>
          <text:p text:style-name="P32">Conectar no mesmo segmento de rede o portátil e os hosts do alumnado. </text:p>
          <text:list>
            <text:list-item>
              <text:p text:style-name="P55"><text:span text:style-name="T5">Conectar</text:span><text:span text:style-name="T4"> </text:span><text:span text:style-name="T7">a regleta á corrente eléctrica na vosa zona de traballo.</text:span></text:p>
            </text:list-item>
            <text:list-item>
              <text:p text:style-name="P32">Conectar o switch á regleta. </text:p>
            </text:list-item>
            <text:list-item>
              <text:p text:style-name="P33"><text:span text:style-name="T135">Desconectar o portá</text:span><text:span text:style-name="T136">t</text:span><text:span text:style-name="T135">il da roseta da aula e conectalo </text:span>ao switch.</text:p>
            </text:list-item>
            <text:list-item>
              <text:p text:style-name="P34">Desconectar o cableado de rede nos equipos do alumnado.</text:p>
            </text:list-item>
            <text:list-item>
              <text:p text:style-name="P34">Conectar os adaptadores USB-RJ45 nos equipos do alumnado.</text:p>
            </text:list-item>
            <text:list-item>
              <text:p text:style-name="P54"><text:span text:style-name="T11">Conectar </text:span><text:span text:style-name="T21">eses adaptadores USB-RJ45 </text:span><text:span text:style-name="T11">co cableado de rede creado -</text:span><text:span text:style-name="T36">ver apartado (2)-</text:span><text:span text:style-name="T11"> os vosos equipos de alumnado ao switch.</text:span></text:p>
            </text:list-item>
            <text:list-item>
              <text:p text:style-name="P35">Non conectar o switch á roseta da aula.</text:p>
            </text:list-item>
          </text:list>
        </text:list-item>
        <text:list-item>
          <text:p text:style-name="P56"><text:span text:style-name="T8">P</text:span><text:span text:style-name="T3">ortátil:</text:span></text:p>
          <text:list>
            <text:list-item>
              <text:p text:style-name="P49"><text:span text:style-name="T13">C</text:span><text:span text:style-name="T3">onfigurar </text:span><text:span text:style-name="T15">o</text:span><text:span text:style-name="T3"> servidor DHCP </text:span><text:span text:style-name="T15">isc-dhcp-server </text:span><text:span text:style-name="T9">[</text:span><text:span text:style-name="T16">1</text:span><text:span text:style-name="T9">][</text:span><text:span text:style-name="T16">2</text:span><text:span text:style-name="T9">][</text:span><text:span text:style-name="T16">3</text:span><text:span text:style-name="T9">]</text:span><text:span text:style-name="T3">:</text:span></text:p>
              <text:list>
                <text:list-item>
                  <text:p text:style-name="P51"><text:span text:style-name="T14">Configurar </text:span><text:span text:style-name="T15">a rede para a NIC eth0. Execu</text:span><text:span text:style-name="T20">t</text:span><text:span text:style-name="T15">ar nunha consola:</text:span></text:p>
                  <text:p text:style-name="P86"><text:span text:style-name="T31">$ </text:span><text:span text:style-name="T32">setxkbmap es </text:span><text:span text:style-name="T26">#Configurar teclado en español</text:span></text:p>
                  <text:list>
                    <text:list-item>
                      <text:list>
                        <text:list-header>
                          <text:p text:style-name="P87"><text:span text:style-name="T30">$ </text:span><text:span text:style-name="T35">sudo su - </text:span><text:span text:style-name="T29">#Acceder á consola de root(administrador) a través dos permisos configurados co comando sudo (/etc/sudoers, visudo)</text:span><text:span text:style-name="T35"> </text:span><text:span text:style-name="T27"><text:s/></text:span></text:p>
                          <text:list>
                            <text:list-header>
                              <text:p text:style-name="P69"><text:span text:style-name="T46"># </text:span><text:span text:style-name="T53">/etc/init.d/avahi-daemon stop</text:span><text:span text:style-name="T68"> #Parar o demo avahi-daemon(control resolución de nomes) para poder configurar de forma manual a configuración de rede e non ter conflicto con este demo.</text:span></text:p>
                              <text:p text:style-name="P69"><text:span text:style-name="T46"># </text:span><text:span text:style-name="T53">/etc/init.d/network-manager stop || pkill NetworkManager </text:span><text:span text:style-name="T68">#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69"><text:span text:style-name="T46"># ip link </text:span><text:span text:style-name="T47">show eth0</text:span><text:span text:style-name="T63"> #</text:span><text:span text:style-name="T64">Amosar info</text:span><text:span text:style-name="T65">rmación</text:span><text:span text:style-name="T64"> sobre a NIC eth0. </text:span><text:span text:style-name="T67">Identificar </text:span><text:span text:style-name="T68">a</text:span><text:span text:style-name="T66"> MAC Address </text:span><text:span text:style-name="T68">(link/ether)</text:span></text:p>
                              <text:p text:style-name="P69"><text:span text:style-name="T54"># </text:span><text:span text:style-name="T53">ip addr add </text:span><text:span text:style-name="T54">10.10.10.10</text:span><text:span text:style-name="T53">/</text:span><text:span text:style-name="T54">8</text:span><text:span text:style-name="T53"> dev eth0 </text:span><text:span text:style-name="T68">#Configurar a tarxeta de rede eth0, coa IP: </text:span><text:span text:style-name="T74">10.10.10.10</text:span><text:span text:style-name="T68"> e máscara de subrede: 255.</text:span><text:span text:style-name="T74">0</text:span><text:span text:style-name="T68">.</text:span><text:span text:style-name="T74">0</text:span><text:span text:style-name="T68">.0</text:span></text:p>
                              <text:p text:style-name="P70"><text:span text:style-name="T46"># ip link </text:span><text:span text:style-name="T47">show eth0</text:span><text:span text:style-name="T46"> </text:span><text:span text:style-name="T63">#</text:span><text:span text:style-name="T64">Amosar info</text:span><text:span text:style-name="T65">rmación</text:span><text:span text:style-name="T64"> sobre a NIC eth0. </text:span><text:span text:style-name="T76">Revisar a configuraci</text:span><text:span text:style-name="T67">ó</text:span><text:span text:style-name="T76">n de rede</text:span><text:span text:style-name="T68"> </text:span><text:span text:style-name="T76">de eth0</text:span></text:p>
                              <text:p text:style-name="P78"><text:s text:c="117"/></text:p>
                            </text:list-header>
                          </text:list>
                        </text:list-header>
                      </text:list>
                    </text:list-item>
                  </text:list>
                </text:list-item>
                <text:list-item>
                  <text:p text:style-name="P52"><text:span text:style-name="T18">Editar os ficheiros de configuración d</text:span><text:span text:style-name="T14">o servidor DHCP </text:span><text:span text:style-name="T10">isc-dhcp-server [</text:span><text:span text:style-name="T17">2</text:span><text:span text:style-name="T10">][</text:span><text:span text:style-name="T17">3</text:span><text:span text:style-name="T10">] </text:span><text:span text:style-name="T14">para conceder </text:span><text:span text:style-name="T18">a </text:span><text:span text:style-name="T14">configuración de rede </text:span><text:span text:style-name="T18">aos hosts do alumnado</text:span><text:span text:style-name="T14">.</text:span><text:span text:style-name="T3"> Executar nunha consola:</text:span></text:p>
                  <text:list>
                    <text:list-item>
                      <text:list>
                        <text:list-item>
                          <text:list>
                            <text:list-header>
                              <text:p text:style-name="P74"><text:span text:style-name="T46"># </text:span><text:span text:style-name="T55">sed -i </text:span><text:span text:style-name="T125">‘</text:span><text:span text:style-name="T55">s/INTERFACES</text:span><text:span text:style-name="T57">v4</text:span><text:span text:style-name="T55">=</text:span><text:span text:style-name="T126">””</text:span><text:span text:style-name="T55">/INTERFACES</text:span><text:span text:style-name="T57">v4</text:span><text:span text:style-name="T55">=</text:span><text:span text:style-name="T126">”</text:span><text:span text:style-name="T55">eth0</text:span><text:span text:style-name="T126">”</text:span><text:span text:style-name="T55">/</text:span><text:span text:style-name="T125">‘</text:span><text:span text:style-name="T55"> /etc/default/isc-dhcp-</text:span><text:span text:style-name="T56">server</text:span><text:span text:style-name="T68"> #Cambiar a directiva </text:span><text:span text:style-name="T75">INTERFACES</text:span><text:span text:style-name="T68">. Esta directiva permítenos </text:span><text:span text:style-name="T75">indicar as interfaces de rede que estarán á escoita para o servizo DHCP.</text:span><text:span text:style-name="T68"> <text:s text:c="119"/></text:span></text:p>
                              <text:p text:style-name="P79"><text:span text:style-name="T107"># </text:span><text:span text:style-name="T108">echo -e </text:span><text:span text:style-name="T127">‘</text:span><text:span text:style-name="T108">#Taller-SR-Práctica1</text:span></text:p>
                              <text:p text:style-name="P80"><text:span text:style-name="T108">subnet </text:span><text:span text:style-name="T109">10.</text:span><text:span text:style-name="T112">0</text:span><text:span text:style-name="T109">.0.0</text:span><text:span text:style-name="T108"> netmask 255.</text:span><text:span text:style-name="T109">0</text:span><text:span text:style-name="T108">.</text:span><text:span text:style-name="T109">0</text:span><text:span text:style-name="T108">.0 {</text:span></text:p>
                              <text:p text:style-name="P80"><text:span text:style-name="T108">option routers </text:span><text:span text:style-name="T109">10.10.10.1</text:span><text:span text:style-name="T108">;</text:span></text:p>
                              <text:p text:style-name="P88"><text:span text:style-name="T108"><text:s text:c="3"/>option broadcast-address </text:span><text:span text:style-name="T109">10.255.255.255</text:span><text:span text:style-name="T108">;</text:span></text:p>
                              <text:p text:style-name="P88"><text:span text:style-name="T108"><text:s text:c="3"/>range </text:span><text:span text:style-name="T109">10.10.10.100 10.10.10.120</text:span><text:span text:style-name="T108">;</text:span></text:p>
                              <text:p text:style-name="P89"><text:span text:style-name="T108"><text:s text:c="3"/>ddns-domainname </text:span><text:span text:style-name="T128">”</text:span><text:span text:style-name="T109">example.org</text:span><text:span text:style-name="T128">”</text:span><text:span text:style-name="T108">;</text:span></text:p>
                              <text:p text:style-name="P90"><text:span text:style-name="T108"><text:s text:c="3"/>}</text:span><text:span text:style-name="T127">‘</text:span><text:span text:style-name="T108"> &gt;&gt; /</text:span><text:span text:style-name="T110">etc/dhcp/dhcpd.conf</text:span></text:p>
                            </text:list-header>
                          </text:list>
                        </text:list-item>
                      </text:list>
                    </text:list-item>
                  </text:list>
                </text:list-item>
              </text:list>
            </text:list-item>
          </text:list>
        </text:list-item>
      </text:list>
      <text:p text:style-name="P16"/>
      <text:list xml:id="list232543088724038" text:continue-numbering="true" text:style-name="L3">
        <text:list-item>
          <text:list>
            <text:list-item>
              <text:list>
                <text:list-item>
                  <text:p text:style-name="P52"><text:span text:style-name="T3"><text:s/></text:span><text:span text:style-name="T19">Arrancar o servizo DHCP</text:span></text:p>
                  <text:list>
                    <text:list-item>
                      <text:list>
                        <text:list-item>
                          <text:list>
                            <text:list-header>
                              <text:p text:style-name="P81"><text:span text:style-name="T107"># </text:span><text:span text:style-name="T108">/</text:span><text:span text:style-name="T111">etc/init.d/isc-dhcp-server start </text:span><text:span text:style-name="T77">#Arrancar o servidor DHCP</text:span></text:p>
                            </text:list-header>
                          </text:list>
                        </text:list-item>
                      </text:list>
                    </text:list-item>
                  </text:list>
                </text:list-item>
                <text:list-item>
                  <text:p text:style-name="P52"><text:span text:style-name="T3"><text:s/></text:span><text:span text:style-name="T19">Comprobar o estado do servizo DHCP</text:span></text:p>
                  <text:list>
                    <text:list-item>
                      <text:list>
                        <text:list-item>
                          <text:list>
                            <text:list-header>
                              <text:p text:style-name="P77"><text:span text:style-name="T115"># </text:span><text:span text:style-name="T116">/</text:span><text:span text:style-name="T117">etc/init.d/isc-dhcp-server </text:span><text:span text:style-name="T118">status</text:span><text:span text:style-name="T77"> #</text:span><text:span text:style-name="T78">Comproba o estado do servidor. Agora debe estar arrancado.</text:span></text:p>
                            </text:list-header>
                          </text:list>
                        </text:list-item>
                      </text:list>
                    </text:list-item>
                  </text:list>
                </text:list-item>
                <text:list-item>
                  <text:p text:style-name="P36"><draw:frame text:anchor-type="paragraph" draw:z-index="11" draw:name="Forma3_1" draw:style-name="gr1" draw:text-style-name="P110" svg:width="0.477cm" svg:height="0.479cm" svg:x="8.32cm" svg:y="-0.034cm"><draw:text-box><text:p/></draw:text-box></draw:frame>Avisar ao docente para a revisión <text:s text:c="6"/><text:span text:style-name="T131">4</text:span></text:p>
                  <text:list>
                    <text:list-item>
                      <text:list>
                        <text:list-item>
                          <text:list>
                            <text:list-header>
                              <text:p text:style-name="P82"/>
                            </text:list-header>
                          </text:list>
                        </text:list-item>
                      </text:list>
                    </text:list-item>
                  </text:list>
                </text:list-item>
              </text:list>
            </text:list-item>
          </text:list>
        </text:list-item>
        <text:list-item>
          <text:p text:style-name="P37">Hosts alumnado:</text:p>
          <text:list>
            <text:list-item>
              <text:p text:style-name="P37">Crear unha máquina virtual en cada equipo do alumnado coas seguintes características <text:span text:style-name="T113">(ver escenario)</text:span>:</text:p>
            </text:list-item>
          </text:list>
        </text:list-item>
      </text:list>
      <text:list xml:id="list2489214333" text:style-name="L4">
        <text:list-item>
          <text:list>
            <text:list-item>
              <text:list>
                <text:list-item>
                  <text:p text:style-name="P91">RAM ≥ 2048MB</text:p>
                </text:list-item>
                <text:list-item>
                  <text:p text:style-name="P91">CPU ≥ 2</text:p>
                </text:list-item>
                <text:list-item>
                  <text:p text:style-name="P91">PAE/NX habilitado</text:p>
                </text:list-item>
                <text:list-item>
                  <text:p text:style-name="P91">Rede: Soamente unha tarxeta activada en modo bridge (ponte). <text:span text:style-name="T134">Escoller a NIC correspondente ao adaptador USB-RJ45</text:span></text:p>
                </text:list-item>
                <text:list-item>
                  <text:p text:style-name="P91">ISO: Kali Live amd64</text:p>
                </text:list-item>
                <text:list-item>
                  <text:p text:style-name="P91">Nome: Practica1-Cliente-DHCP</text:p>
                  <text:p text:style-name="P92"/>
                </text:list-item>
              </text:list>
            </text:list-item>
          </text:list>
        </text:list-item>
      </text:list>
      <text:list xml:id="list232542165656862" text:continue-list="list232543088724038" text:style-name="L3">
        <text:list-item>
          <text:list>
            <text:list-item>
              <text:p text:style-name="P38">A<text:span text:style-name="T100">rrancar a máquina virtual.</text:span></text:p>
            </text:list-item>
            <text:list-item>
              <text:p text:style-name="P40">Solicitar a configuración de rede. <text:span text:style-name="T101">Abrir unha consola e executar:</text:span></text:p>
              <text:list>
                <text:list-header>
                  <text:p text:style-name="P59">$ <text:span text:style-name="T59">setxkbmap es </text:span><text:span text:style-name="T60">#Configurar teclado en español</text:span></text:p>
                  <text:p text:style-name="P62">$ <text:span text:style-name="T45">sudo su - </text:span><text:span text:style-name="T62">#Acceder á consola de root(administrador) a través dos permisos configurados co comando sudo (/etc/sudoers, visudo)</text:span><text:span text:style-name="T45"> </text:span></text:p>
                  <text:list>
                    <text:list-item>
                      <text:list>
                        <text:list-item>
                          <text:list>
                            <text:list-header>
                              <text:p text:style-name="P71"><text:span text:style-name="T46"># </text:span><text:span text:style-name="T53">/etc/init.d/avahi-daemon stop</text:span><text:span text:style-name="T68"> #Parar o demo avahi-daemon(control resolución de nomes) para poder configurar de forma manual a configuración de rede e non ter conflicto con este demo.</text:span></text:p>
                              <text:p text:style-name="P72"><text:span text:style-name="T46"># </text:span><text:span text:style-name="T53">/etc/init.d/network-manager stop || pkill NetworkManager </text:span><text:span text:style-name="T68">#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71"><text:soft-page-break/><text:span text:style-name="T46"># ip link </text:span><text:span text:style-name="T47">show eth0</text:span><text:span text:style-name="T46"> #</text:span><text:span text:style-name="T47">Amosar info</text:span><text:span text:style-name="T52">rmación</text:span><text:span text:style-name="T47"> sobre a NIC eth0.</text:span></text:p>
                              <text:p text:style-name="P75"><text:span text:style-name="T48"># </text:span><text:span text:style-name="T44">dhclient -v eth0</text:span><text:span text:style-name="T61"> #Solicitar configuración de rede para a NIC eth0 </text:span><text:span text:style-name="T72">a un servidor DHCP.</text:span></text:p>
                              <text:p text:style-name="P71"><text:span text:style-name="T46"># ip </text:span><text:span text:style-name="T49">addr</text:span><text:span text:style-name="T46"> </text:span><text:span text:style-name="T47">show eth0</text:span><text:span text:style-name="T63"> #</text:span><text:span text:style-name="T64">Amosar info</text:span><text:span text:style-name="T65">rmación</text:span><text:span text:style-name="T64"> sobre a NIC eth0.</text:span></text:p>
                              <text:p text:style-name="P76"># </text:p>
                            </text:list-header>
                          </text:list>
                        </text:list-item>
                      </text:list>
                    </text:list-item>
                  </text:list>
                </text:list-header>
              </text:list>
            </text:list-item>
            <text:list-item>
              <text:p text:style-name="P39"><draw:frame text:anchor-type="paragraph" draw:z-index="9" draw:name="Forma3_4" draw:style-name="gr1" draw:text-style-name="P110" svg:width="0.477cm" svg:height="0.479cm" svg:x="7.574cm" svg:y="-0.113cm"><draw:text-box><text:p/></draw:text-box></draw:frame><draw:frame text:anchor-type="paragraph" draw:z-index="12" draw:name="Forma3_5" draw:style-name="gr1" draw:text-style-name="P110" svg:width="0.477cm" svg:height="0.479cm" svg:x="11.591cm" svg:y="9.407cm"><draw:text-box><text:p/></draw:text-box></draw:frame><text:span text:style-name="T100">A</text:span>visar ao docente para revisión. <text:s text:c="7"/><text:span text:style-name="T132">5</text:span> <text:s/></text:p>
            </text:list-item>
          </text:list>
        </text:list-item>
      </text:list>
      <text:p text:style-name="P12"/>
      <text:list xml:id="list232542346411784" text:continue-numbering="true" text:style-name="L3">
        <text:list-item>
          <text:p text:style-name="P41"><text:span text:style-name="T137">Razoa</text:span> e <text:span text:style-name="T137">contesta</text:span> brevemente:</text:p>
          <text:list>
            <text:list-item>
              <text:p text:style-name="P42">Se se volve a facer <text:span text:style-name="T119">o comando </text:span><text:span text:style-name="T120">dhclient</text:span><text:span text:style-name="T119"> d</text:span>o apartado (5.c), a configuración de rede en cada máquina virtual cambia? E sempre a mesma?</text:p>
            </text:list-item>
            <text:list-item>
              <text:p text:style-name="P43">Reinicia a máquina virtual e volta a facer o <text:span text:style-name="T121">comando </text:span><text:span text:style-name="T120">dhclient</text:span> <text:span text:style-name="T121">do a</text:span>partado (5.c). Acontece o mesmo que no apartado (6.a)? </text:p>
            </text:list-item>
            <text:list-item>
              <text:p text:style-name="P44"><text:span text:style-name="T114">D</text:span>esconecta os cables de rede do switch pertencentes aos hosts do alumnado. Volta a conectalos. Espera a ter link na tarxeta de rede. Proba de novo a facer o <text:span text:style-name="T122">comando </text:span><text:span text:style-name="T120">dhclient </text:span><text:span text:style-name="T122">do </text:span>apartado (5.c). Que acontece?</text:p>
            </text:list-item>
            <text:list-item>
              <text:p text:style-name="P45"><text:span text:style-name="T113">Cambia a configuración do servidor DHCP para que agora o rango de concesión de IPs sexa 10.10.10.150 a 10.10.10.170. </text:span>Realiza de novo o <text:span text:style-name="T122">comando </text:span><text:span text:style-name="T120">dhclient </text:span><text:span text:style-name="T122">do </text:span>apartado <text:span text:style-name="T113">(5.</text:span>c). <text:span text:style-name="T113">Que acontece?</text:span></text:p>
            </text:list-item>
            <text:list-item>
              <text:p text:style-name="P45"><text:span text:style-name="T81">Cambia a configuración do servidor DHCP para que agora o rango de concesión de IPs sexa 192.168.100.100 a 192.168.100.120. </text:span><text:span text:style-name="T82">Realiza de novo o </text:span><text:span text:style-name="T83">comando </text:span><text:span text:style-name="T85">dhclient </text:span><text:span text:style-name="T83">do </text:span><text:span text:style-name="T82">apartado </text:span><text:span text:style-name="T81">(5.</text:span><text:span text:style-name="T82">c). </text:span><text:span text:style-name="T81">Que acontece? Por que? Soamente no caso que non se poida exportar esa configuración de rede, que habería que facer para que si se puidera exportar ese rango de I</text:span><text:span text:style-name="T84">P</text:span><text:span text:style-name="T81">s? </text:span><text:span text:style-name="T84">Razoa a resposta.</text:span></text:p>
            </text:list-item>
            <text:list-item>
              <text:p text:style-name="P46"><text:span text:style-name="T84">A</text:span><text:span text:style-name="T80">visar ao docente para a entrega e revisión da práctica. <text:s text:c="7"/></text:span><text:span text:style-name="T86">6</text:span><text:span text:style-name="T80"> </text:span></text:p>
            </text:list-item>
          </text:list>
        </text:list-item>
      </text:list>
      <text:p text:style-name="P13"/>
      <text:p text:style-name="P13"/>
      <text:p text:style-name="P21">Revisión:</text:p>
      <text:p text:style-name="P14"><draw:frame text:anchor-type="paragraph" draw:z-index="13" draw:name="Forma3_6" draw:style-name="gr1" draw:text-style-name="P110" svg:width="0.477cm" svg:height="0.479cm" svg:x="0.282cm" svg:y="0.462cm"><draw:text-box><text:p/></draw:text-box></draw:frame><draw:frame text:anchor-type="paragraph" draw:z-index="14" draw:name="Forma3_7" draw:style-name="gr1" draw:text-style-name="P110" svg:width="0.477cm" svg:height="0.479cm" svg:x="1.282cm" svg:y="0.462cm"><draw:text-box><text:p/></draw:text-box></draw:frame><draw:frame text:anchor-type="paragraph" draw:z-index="15" draw:name="Forma3_8" draw:style-name="gr1" draw:text-style-name="P110" svg:width="0.477cm" svg:height="0.479cm" svg:x="2.282cm" svg:y="0.462cm"><draw:text-box><text:p/></draw:text-box></draw:frame><draw:frame text:anchor-type="paragraph" draw:z-index="16" draw:name="Forma3_9" draw:style-name="gr1" draw:text-style-name="P110" svg:width="0.477cm" svg:height="0.479cm" svg:x="3.283cm" svg:y="0.462cm"><draw:text-box><text:p/></draw:text-box></draw:frame><draw:frame text:anchor-type="paragraph" draw:z-index="17" draw:name="Forma3_10" draw:style-name="gr1" draw:text-style-name="P110" svg:width="0.477cm" svg:height="0.479cm" svg:x="4.283cm" svg:y="0.462cm"><draw:text-box><text:p/></draw:text-box></draw:frame><draw:frame text:anchor-type="paragraph" draw:z-index="18" draw:name="Forma3_11" draw:style-name="gr1" draw:text-style-name="P110" svg:width="0.477cm" svg:height="0.479cm" svg:x="5.283cm" svg:y="0.462cm"><draw:text-box><text:p/></draw:text-box></draw:frame><text:s text:c="8"/><text:span text:style-name="T133">1</text:span> <text:s text:c="8"/><text:span text:style-name="T133">2 <text:s text:c="15"/>3 <text:s text:c="14"/>4 <text:s text:c="16"/>5 <text:s text:c="15"/>6</text:span></text:p>
      <text:list xml:id="list232542029560736" text:continue-numbering="true" text:style-name="L3">
        <text:list-item>
          <text:list>
            <text:list-item>
              <text:list>
                <text:list-item>
                  <text:list>
                    <text:list-item>
                      <text:list>
                        <text:list-item>
                          <text:list>
                            <text:list-header>
                              <text:p text:style-name="P83"/>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3"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Heading_20_2" style:display-name="Heading 2"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4</text:page-number><text:s/>de <text:page-count>4</text:page-count></text:p>
        <text:p text:style-name="MP2"><draw:a xlink:type="simple" xlink:href="http://creativecommons.org/licenses/by-sa/4.0/"><draw:frame draw:style-name="Mfr1" draw:name="Imagen4" text:anchor-type="paragraph" svg:x="-0.617cm" svg:y="0.026cm" svg:width="16.043cm" svg:height="1.536cm" draw:z-index="2"><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3"><draw:image xlink:href="Pictures/10000000000004D900000077C5CA087C63A9865A.png" xlink:type="simple" xlink:show="embed" xlink:actuate="onLoad" draw:mime-type="image/png"/></draw:frame></draw:a>Pá<text:span text:style-name="MT1">x</text:span>ina <text:page-number text:select-page="current">1</text:page-number><text:s/>de <text:page-count>4</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9-21T23:25:39.612615624</meta:creation-date>
    <meta:editing-duration>PT1M9S</meta:editing-duration>
    <meta:generator>LibreOffice/7.0.4.2$Linux_X86_64 LibreOffice_project/00$Build-2</meta:generator>
    <dc:subject>Práctica 1</dc:subject>
    <dc:title>Taller - SR</dc:title>
    <dc:date>2023-09-21T23:25:40.949506970</dc:date>
    <meta:document-statistic meta:table-count="2" meta:image-count="3" meta:object-count="0" meta:page-count="4" meta:paragraph-count="125" meta:word-count="1399" meta:character-count="9316" meta:non-whitespace-character-count="759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